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B00000204931682BDF894CD86.png" manifest:media-type="image/png"/>
  <manifest:file-entry manifest:full-path="Pictures/100000000000024B000000BBFDBB66CB712E33F9.png" manifest:media-type="image/png"/>
  <manifest:file-entry manifest:full-path="Pictures/10000201000000500000004A00E146C99D78307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09617e" loext:padding="0in" loext:border="none"/>
    </style:style>
    <style:style style:name="P2" style:family="paragraph" style:parent-style-name="Text_20_body">
      <style:paragraph-properties fo:margin-top="0.1043in" fo:margin-bottom="0.1043in" loext:contextual-spacing="false"/>
      <style:text-properties officeooo:paragraph-rsid="000e9507" loext:padding="0in" loext:border="none"/>
    </style:style>
    <style:style style:name="P3" style:family="paragraph" style:parent-style-name="Text_20_body">
      <style:paragraph-properties fo:margin-top="0.1043in" fo:margin-bottom="0.1043in" loext:contextual-spacing="false"/>
      <style:text-properties officeooo:paragraph-rsid="0019bc21" loext:padding="0in" loext:border="none"/>
    </style:style>
    <style:style style:name="P4" style:family="paragraph" style:parent-style-name="Text_20_body">
      <style:paragraph-properties fo:margin-top="0.1043in" fo:margin-bottom="0.1043in" loext:contextual-spacing="false" fo:text-align="center" style:justify-single-word="false"/>
      <style:text-properties officeooo:paragraph-rsid="0009617e" loext:padding="0in" loext:border="none"/>
    </style:style>
    <style:style style:name="P5" style:family="paragraph" style:parent-style-name="Text_20_body">
      <style:paragraph-properties fo:margin-top="0.1043in" fo:margin-bottom="0.1043in" loext:contextual-spacing="false"/>
      <style:text-properties officeooo:paragraph-rsid="0009617e"/>
    </style:style>
    <style:style style:name="P6" style:family="paragraph" style:parent-style-name="Text_20_body">
      <style:paragraph-properties fo:margin-top="0.1043in" fo:margin-bottom="0.1043in" loext:contextual-spacing="false"/>
      <style:text-properties officeooo:rsid="000e9507" officeooo:paragraph-rsid="000e9507" loext:padding="0in" loext:border="none"/>
    </style:style>
    <style:style style:name="P7" style:family="paragraph" style:parent-style-name="Text_20_body">
      <style:paragraph-properties fo:margin-top="0.1043in" fo:margin-bottom="0.1043in" loext:contextual-spacing="false" fo:text-align="center" style:justify-single-word="false"/>
      <style:text-properties fo:font-weight="bold" officeooo:paragraph-rsid="0009617e" loext:padding="0in" loext:border="none"/>
    </style:style>
    <style:style style:name="P8"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9" style:family="paragraph" style:parent-style-name="Text_20_body">
      <style:paragraph-properties fo:margin-left="0.1043in" fo:margin-right="0.1043in" fo:margin-top="0.1043in" fo:margin-bottom="0.1043in" loext:contextual-spacing="false" fo:text-align="center" style:justify-single-word="false" fo:text-indent="0in" style:auto-text-indent="false"/>
      <style:text-properties officeooo:paragraph-rsid="00172d61"/>
    </style:style>
    <style:style style:name="P10" style:family="paragraph" style:parent-style-name="Text_20_body">
      <style:paragraph-properties fo:margin-left="0.1043in" fo:margin-right="0.1043in" fo:margin-top="0.1043in" fo:margin-bottom="0.1043in" loext: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11" style:family="paragraph" style:parent-style-name="Heading_20_1.title">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2" style:family="paragraph" style:parent-style-name="Heading_20_1.title">
      <style:paragraph-properties fo:margin-left="0.1043in" fo:margin-right="0.1043in" fo:margin-top="0.1043in" fo:margin-bottom="0.1043in" loext:contextual-spacing="false" fo:text-indent="0in" style:auto-text-indent="false"/>
      <style:text-properties fo:font-weight="bold" officeooo:paragraph-rsid="0009617e" loext:padding="0in" loext:border="none"/>
    </style:style>
    <style:style style:name="P13"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14"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style:style>
    <style:style style:name="P15" style:family="paragraph" style:parent-style-name="Caption">
      <style:paragraph-properties fo:margin-left="0in" fo:margin-right="0.1in" fo:margin-top="0.1043in" fo:margin-bottom="0.1043in" loext:contextual-spacing="false" fo:text-indent="0in" style:auto-text-indent="false" style:writing-mode="page"/>
      <style:text-properties fo:font-weight="bold" officeooo:paragraph-rsid="00214c81" style:font-weight-asian="bold" style:font-weight-complex="bold" loext:padding="0in" loext:border="none"/>
    </style:style>
    <style:style style:name="P16" style:family="paragraph" style:parent-style-name="Text_20_body">
      <style:paragraph-properties fo:margin-top="0.0252in" fo:margin-bottom="0.0252in" loext:contextual-spacing="false" fo:text-align="center" style:justify-single-word="false"/>
      <style:text-properties officeooo:rsid="001d6530" officeooo:paragraph-rsid="001d6530" loext:padding="0in" loext:border="none"/>
    </style:style>
    <style:style style:name="P17"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9617e"/>
    </style:style>
    <style:style style:name="P18"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officeooo:paragraph-rsid="0009617e" loext:padding="0in" loext:border="none"/>
    </style:style>
    <style:style style:name="P19" style:family="paragraph" style:parent-style-name="Text_20_body">
      <style:paragraph-properties fo:text-align="center" style:justify-single-word="false"/>
      <style:text-properties loext:padding="0in" loext:border="none"/>
    </style:style>
    <style:style style:name="P20" style:family="paragraph" style:parent-style-name="Text_20_body">
      <style:paragraph-properties fo:margin-left="0in" fo:margin-right="0.1043in" fo:margin-top="0.1043in" fo:margin-bottom="0.1043in" loext:contextual-spacing="false" fo:text-indent="0in" style:auto-text-indent="false"/>
      <style:text-properties officeooo:paragraph-rsid="00214c81" loext:padding="0in" loext:border="none"/>
    </style:style>
    <style:style style:name="P21" style:family="paragraph" style:parent-style-name="Text_20_body">
      <style:paragraph-properties fo:text-align="center" style:justify-single-word="false" fo:break-before="page"/>
      <style:text-properties officeooo:rsid="00200f0e" officeooo:paragraph-rsid="00200f0e" loext:padding="0in" loext:border="none"/>
    </style:style>
    <style:style style:name="P22" style:family="paragraph" style:parent-style-name="Text_20_body" style:list-style-name="L1">
      <style:paragraph-properties fo:margin-top="0.1043in" fo:margin-bottom="0.1043in" loext: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23" style:family="paragraph" style:parent-style-name="Text_20_body" style:list-style-name="L1">
      <style:paragraph-properties fo:margin-top="0.1043in" fo:margin-bottom="0.1043in"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24"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5"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6"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7"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8"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style:style>
    <style:style style:name="P29"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style:style>
    <style:style style:name="P30"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9617e" loext:padding="0in" loext:border="none"/>
    </style:style>
    <style:style style:name="P31"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32" style:family="paragraph" style:parent-style-name="Heading_20_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3" style:family="paragraph" style:parent-style-name="Heading_20_1.title" style:master-page-name="HTML">
      <style:paragraph-properties fo:margin-left="0.1043in" fo:margin-right="0.1043in" fo:margin-top="0.1043in" fo:margin-bottom="0.1043in" loext:contextual-spacing="false" fo:text-indent="0in" style:auto-text-indent="false" style:page-number="auto"/>
      <style:text-properties officeooo:paragraph-rsid="0009617e" loext:padding="0in" loext:border="none"/>
    </style:style>
    <style:style style:name="P34" style:family="paragraph">
      <loext:graphic-properties draw:fill="solid" draw:fill-color="#cccccc"/>
    </style:style>
    <style:style style:name="P35" style:family="paragraph">
      <loext:graphic-properties draw:fill="none" draw:fill-color="#dddddd"/>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1b589b" loext:padding="0in" loext:border="none"/>
    </style:style>
    <style:style style:name="T6" style:family="text">
      <style:text-properties fo:font-weight="bold" officeooo:rsid="002331bc" loext:padding="0in" loext:border="none"/>
    </style:style>
    <style:style style:name="T7" style:family="text">
      <style:text-properties fo:font-style="italic" loext:padding="0in" loext:border="none"/>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ize="12pt" style:font-size-asian="12pt" style:font-size-complex="12pt"/>
    </style:style>
    <style:style style:name="T10" style:family="text">
      <style:text-properties officeooo:rsid="0015597d" loext:padding="0in" loext:border="none"/>
    </style:style>
    <style:style style:name="T11" style:family="text">
      <style:text-properties officeooo:rsid="00172d61"/>
    </style:style>
    <style:style style:name="T12" style:family="text">
      <style:text-properties officeooo:rsid="0019bc21"/>
    </style:style>
    <style:style style:name="T13" style:family="text">
      <style:text-properties style:text-underline-style="solid" style:text-underline-width="auto" style:text-underline-color="font-color" officeooo:rsid="0019bc21"/>
    </style:style>
    <style:style style:name="T14" style:family="text">
      <style:text-properties style:text-underline-style="none" officeooo:rsid="0019bc21"/>
    </style:style>
    <style:style style:name="T15" style:family="text">
      <style:text-properties officeooo:rsid="001a144a" loext:padding="0in" loext:border="non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11"><draw:frame draw:style-name="fr1" draw:name="Image1" text:anchor-type="paragraph" svg:y="0.1965in" svg:width="0.8335in" svg:height="0.7709in" draw:z-index="1"><draw:image xlink:href="Pictures/10000201000000500000004A00E146C99D78307A.png" xlink:type="simple" xlink:show="embed" xlink:actuate="onLoad" loext:mime-type="image/png"/></draw:frame><text:s/></text:p>
      <text:p text:style-name="P11"/>
      <text:p text:style-name="P12"/>
      <text:p text:style-name="P12"/>
      <text:p text:style-name="P12">MX-<text:span text:style-name="T11">17</text:span> Users Manual </text:p>
      <text:p text:style-name="P9"><text:span text:style-name="T4">v. </text:span><text:span text:style-name="T5">201711</text:span><text:span text:style-name="T6">18</text:span></text:p>
      <text:p text:style-name="P4"/>
      <text:p text:style-name="P16"><draw:custom-shape text:anchor-type="paragraph" draw:z-index="0" draw:name="Shape1" draw:style-name="gr1" draw:text-style-name="P34" svg:width="2.3307in" svg:height="0.8142in" svg:x="2.1173in" svg:y="-0.1181in"><text:p/><draw:enhanced-geometry svg:viewBox="0 0 21600 21600" draw:type="rectangle" draw:enhanced-path="M 0 0 L 21600 0 21600 21600 0 21600 0 0 Z N"/></draw:custom-shape>Ctrl-F <text:s/>= <text:s/>Search this Manual</text:p>
      <text:p text:style-name="P16">Ctrl+Home <text:s/>= <text:s/>Return to top</text:p>
      <text:p text:style-name="P19"/>
      <text:p text:style-name="P19"/>
      <text:p text:style-name="P19"/>
      <text:p text:style-name="P19"/>
      <text:p text:style-name="P19"/>
      <text:p text:style-name="P21"><text:tab/><text:tab/></text:p>
      <text:p text:style-name="P18"><text:bookmark text:name="toc-Section-1"/>1<text:tab/>Introduction </text:p>
      <text:h text:style-name="P30" text:outline-level="2"><text:bookmark-start text:name="__RefHeading___Toc82207_4276181866"/><text:bookmark text:name="toc-Subsection-1.1"/>1.1 About MX Linux <text:bookmark-end text:name="__RefHeading___Toc82207_4276181866"/></text:h>
      <text:p text:style-name="P17"><text:span text:style-name="T1">MX Linux is a cooperative venture between the </text:span><text:a xlink:type="simple" xlink:href="http://antix.mepis.org/" text:style-name="Internet_20_link" text:visited-style-name="Visited_20_Internet_20_Link"><text:span text:style-name="T1">antiX</text:span></text:a><text:span text:style-name="T1"> and former </text:span><text:a xlink:type="simple" xlink:href="http://mepis.org/"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5"><text:span text:style-name="T1">Relying on the excellent upstream work by Linux and the open-source community, we deploy </text:span><text:a xlink:type="simple" xlink:href="http://www.xfce.org/" text:style-name="Internet_20_link" text:visited-style-name="Visited_20_Internet_20_Link"><text:span text:style-name="T1">Xfce</text:span></text:a><text:span text:style-name="T1"> 4.12 as Desktop Environment on top of a </text:span><text:a xlink:type="simple" xlink:href="http://www.debian.org/" text:style-name="Internet_20_link" text:visited-style-name="Visited_20_Internet_20_Link"><text:span text:style-name="T1">Debian</text:span></text:a><text:span text:style-name="T1"> Stable base, drawing from the core antiX system. Ongoing backports and outside additions to </text:span><text:a xlink:type="simple" xlink:href="https://mxlinux.org/community-repo" text:style-name="Internet_20_link" text:visited-style-name="Visited_20_Internet_20_Link"><text:span text:style-name="T1">our Repos</text:span></text:a><text:span text:style-name="T1"> serve to keep components current with developments. </text:span></text:p>
      <text:p text:style-name="P5"><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1">Special thanks for strong ongoing support of this project go to the MX Linux Packagers; to video producers Dolphin_Oracle, richb and m_pav; to our great volunteers; and to all our Translators! </text:p>
      <text:h text:style-name="P31" text:outline-level="2"><text:bookmark-start text:name="__RefHeading___Toc82209_4276181866"/><text:bookmark text:name="toc-Subsection-1.2"/>1.2 About this Manual <text:bookmark-end text:name="__RefHeading___Toc82209_4276181866"/></text:h>
      <text:p text:style-name="P10"><draw:frame draw:style-name="fr2" draw:name="Image2" text:anchor-type="paragraph" svg:width="5.4252in" svg:height="1.728in" draw:z-index="4"><draw:image xlink:href="Pictures/100000000000024B000000BBFDBB66CB712E33F9.png" xlink:type="simple" xlink:show="embed" xlink:actuate="onLoad" loext:mime-type="image/png"/></draw:frame></text:p>
      <text:p text:style-name="P10"/>
      <text:p text:style-name="P10"/>
      <text:p text:style-name="P10"/>
      <text:p text:style-name="P20"><text:span text:style-name="T8">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corrections or suggestions using one of the methods listed at the beginning.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1"><text:soft-page-break/>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6">Feedback: </text:p>
      <text:list xml:id="list3402190164" text:style-name="L1">
        <text:list-item>
          <text:p text:style-name="P22"><draw:custom-shape text:anchor-type="paragraph" draw:z-index="3" draw:name="Shape3" draw:style-name="gr3"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23"><text:span text:style-name="T9">Forum: </text:span><text:a xlink:type="simple" xlink:href="https://forum.mxlinux.org/viewforum.php?f=101" text:style-name="Internet_20_link" text:visited-style-name="Visited_20_Internet_20_Link"><text:span text:style-name="T9">MX Documentation and Videos</text:span></text:a><text:span text:style-name="T9"> </text:span></text:p>
        </text:list-item>
      </text:list>
      <text:p text:style-name="P2">All content is © 2017 by MX Linux and released under GPLv3. Citation should read: </text:p>
      <text:p text:style-name="P7"><draw:custom-shape text:anchor-type="paragraph" draw:z-index="2" draw:name="Shape2" draw:style-name="gr2" draw:text-style-name="P35" svg:width="6.2504in" svg:height="0.4232in" svg:x="0.1193in" svg:y="0.0189in"><text:p/><draw:enhanced-geometry svg:viewBox="0 0 21600 21600" draw:type="rectangle" draw:enhanced-path="M 0 0 L 21600 0 21600 21600 0 21600 0 0 Z N"/></draw:custom-shape>MX Linux Community Documentation Project. 2017. Users Manual for MX Linux. </text:p>
      <text:h text:style-name="P31" text:outline-level="2"><text:bookmark-start text:name="__RefHeading___Toc82211_4276181866"/><text:bookmark text:name="toc-Subsection-1.3"/>1.3 System requirements <text:bookmark-end text:name="__RefHeading___Toc82211_4276181866"/></text:h>
      <text:p text:style-name="P13">For an MX Linux system installed on a hard drive, you would normally need the following components. </text:p>
      <text:p text:style-name="P1"><text:span text:style-name="T2">Minimum</text:span> </text:p>
      <text:list xml:id="list310467238" text:style-name="L2">
        <text:list-item>
          <text:p text:style-name="P24">A CD/DVD drive (and BIOS capable of booting from that drive), or a live USB (and BIOS capable of booting from USB) </text:p>
        </text:list-item>
        <text:list-item>
          <text:p text:style-name="P24">A modern i486 Intel or AMD processor </text:p>
        </text:list-item>
        <text:list-item>
          <text:p text:style-name="P24">512 MB of RAM memory </text:p>
        </text:list-item>
        <text:list-item>
          <text:p text:style-name="P24">5 GB free hard drive space </text:p>
        </text:list-item>
        <text:list-item>
          <text:p text:style-name="P24">A SoundBlaster, AC97 or HDA-compatible sound card </text:p>
        </text:list-item>
        <text:list-item>
          <text:p text:style-name="P24">For use as a LiveUSB, 4 GB free. </text:p>
        </text:list-item>
      </text:list>
      <text:p text:style-name="P8"><text:span text:style-name="T2">Recommended</text:span> </text:p>
      <text:list xml:id="list623064017" text:style-name="L3">
        <text:list-item>
          <text:p text:style-name="P25">A CD/DVD drive (and BIOS capable of booting from that drive), or a live USB (and BIOS capable of booting from USB) </text:p>
        </text:list-item>
        <text:list-item>
          <text:p text:style-name="P25">A modern i686 Intel or AMD processor </text:p>
        </text:list-item>
        <text:list-item>
          <text:p text:style-name="P25">2 GB of RAM memory or more </text:p>
        </text:list-item>
        <text:list-item>
          <text:p text:style-name="P25">At least 10 GB free hard drive space </text:p>
        </text:list-item>
        <text:list-item>
          <text:p text:style-name="P25"><text:soft-page-break/>A 3D-capable video card for 3D desktop support </text:p>
        </text:list-item>
        <text:list-item>
          <text:p text:style-name="P25">For use as a LiveUSB, 8 GB free if using persistence. </text:p>
        </text:list-item>
      </text:list>
      <text:h text:style-name="P32" text:outline-level="2" text:is-list-header="true"><text:bookmark-start text:name="__RefHeading___Toc82213_4276181866"/><text:bookmark text:name="toc-Subsection-1.4"/>1.4 Support <text:bookmark-end text:name="__RefHeading___Toc82213_4276181866"/></text:h>
      <text:p text:style-name="P8">What kind of support is available for MX Linux? The answer to this question depends on the type of support you mean: </text:p>
      <text:list xml:id="list235587332" text:style-name="L4">
        <text:list-item>
          <text:p text:style-name="P28"><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26"><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26"><text:span text:style-name="T2">Desktop</text:span>. Xfce4 is a mature desktop that remains under development. The version shipped with MX Linux is considered stable; important updates will be applied as they become available. </text:p>
        </text:list-item>
        <text:list-item>
          <text:p text:style-name="P26"><text:span text:style-name="T2">Applications</text:span>. Applications continue to be developed after the release of any version of MX Linux, meaning that the shipped versions will get older as time passes. This problem is addressed through a combination of sources: Debian <text:span text:style-name="T12">(including Debian Stretch Backports)</text:span>, individual Developers including MX Devs, and the Community Packaging Team, <text:span text:style-name="T12">which accepts users’s upgrade requests as much as possible</text:span>. </text:p>
        </text:list-item>
        <text:list-item>
          <text:p text:style-name="P26"><text:span text:style-name="T2">Security</text:span>. Security updates from Debian will cover MX Linux users well into the foreseeable future. </text:p>
        </text:list-item>
      </text:list>
      <text:h text:style-name="P32" text:outline-level="2" text:is-list-header="true"><text:bookmark-start text:name="__RefHeading___Toc82215_4276181866"/><text:bookmark text:name="toc-Subsection-1.5"/>1.5 Bugs, issues and requests <text:bookmark-end text:name="__RefHeading___Toc82215_4276181866"/></text:h>
      <text:p text:style-name="P8">Bugs are errors in a computer program or system that produce incorrect results or abnormal behavior. MX Linux defines “issues” as upstream bugs about which the Dev Team can do nothing. Finally, “requests” are additions requested by users, either as new applications or new features for existing applications. MX Linux deals with these in the following manner: </text:p>
      <text:list xml:id="list1273899762" text:style-name="L5">
        <text:list-item>
          <text:p text:style-name="P29"><text:span text:style-name="T1">All three of these are managed by means of the </text:span><text:a xlink:type="simple" xlink:href="https://www.mxlinux.org/bugs-features" text:style-name="Internet_20_link" text:visited-style-name="Visited_20_Internet_20_Link"><text:span text:style-name="T1">Tracker</text:span></text:a><text:span text:style-name="T1">. </text:span></text:p>
        </text:list-item>
        <text:list-item>
          <text:p text:style-name="P29"><text:span text:style-name="T1">Users should make 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27">Devs as well as Community members will respond to those posts with questions, suggestions, etc. </text:p>
        </text:list-item>
        <text:list-item>
          <text:p text:style-name="P27"><text:soft-page-break/>If Devs conclude that a legitimate bug/issue/request is involved, they create a new entry in Tracker. </text:p>
        </text:list-item>
        <text:list-item>
          <text:p text:style-name="P27">Users can consult Tracker to monitor progress on their post </text:p>
        </text:list-item>
      </text:list>
      <text:h text:style-name="P31" text:outline-level="2"><draw:frame draw:style-name="fr3" draw:name="Image3" text:anchor-type="paragraph" svg:width="4.7307in" svg:height="2.7398in" draw:z-index="5"><draw:image xlink:href="Pictures/100000000000037B00000204931682BDF894CD86.png" xlink:type="simple" xlink:show="embed" xlink:actuate="onLoad" loext:mime-type="image/png"/></draw:frame></text:h>
      <text:h text:style-name="P31" text:outline-level="2"/>
      <text:h text:style-name="P31" text:outline-level="2"/>
      <text:h text:style-name="P31" text:outline-level="2"/>
      <text:h text:style-name="P31" text:outline-level="2"/>
      <text:p text:style-name="P15"/>
      <text:p text:style-name="P15">Figure 1-2: Tracker </text:p>
      <text:h text:style-name="P31" text:outline-level="2"><text:bookmark text:name="toc-Subsection-1.6"/>1.6 Migration </text:h>
      <text:p text:style-name="P14"><text:span text:style-name="T1">Whenever possible, a migration path is provided with distribution upgrades (i.e., </text:span><text:span text:style-name="T7">apt-get dist-upgrade</text:span><text:span text:style-name="T1">) so that users can avoid reinstallation. Check </text:span><text:a xlink:type="simple" xlink:href="https://mxlinux.org/migration" text:style-name="Internet_20_link" text:visited-style-name="Visited_20_Internet_20_Link"><text:span text:style-name="T1">the migration page</text:span></text:a><text:span text:style-name="T1"> for the current procedure. </text:span></text:p>
      <text:p text:style-name="P5"><text:span text:style-name="T1">The exception to this standard procedure arises when the Debian base changes. Debian Stable is a wonderful solid distribution that can be upgraded in place from version to version automatically as long as the Debian Stable repos are used exclusively. MX uses Debian Stable as a base, but updates a lot of the userland programs &amp; libraries, and backports newer programs from testing by building them against the Stable base. That gives a better user experience but interferes with Debian’s dist-upgrade path. Our current choice to stick with sysvinit instead of going to full </text:span><text:a xlink:type="simple" xlink:href="https://en.wikipedia.org/wiki/Systemd" text:style-name="Internet_20_link" text:visited-style-name="Visited_20_Internet_20_Link"><text:span text:style-name="T1">systemd</text:span></text:a><text:span text:style-name="T1"> also interferes with that path. </text:span></text:p>
      <text:p text:style-name="P3">So it’s a trade-off: better desktop user experience at the expense of having to do a quick fresh install (which lets you save /home if desired) when the Debian base changes, typically every 2-3 years. <text:span text:style-name="T13">This is the case now for the move from MX-16.x and MX-17, so no migration path is offered</text:span><text:span text:style-name="T14">.</text:span></text:p>
      <text:h text:style-name="P31" text:outline-level="2"><text:bookmark-start text:name="__RefHeading___Toc82219_4276181866"/><text:bookmark text:name="toc-Subsection-1.7"/>1.7 Systemd <text:bookmark-end text:name="__RefHeading___Toc82219_4276181866"/></text:h>
      <text:p text:style-name="P14"><text:span text:style-name="T1">Because the use of systemd as a system and service manager has been controversial, we want to be clear about its function in MX Linux. </text:span><text:span text:style-name="T3">Systemd is included by default but not enabled.</text:span><text:span text:style-name="T1"> You can scan your MX system and discover files bearing systemd* names, but those simply provide a compatibility hook/entrypoint when needed. </text:span></text:p>
      <text:p text:style-name="P5"><text:soft-page-break/><text:span text:style-name="T1">MX Linux uses </text:span><text:span text:style-name="T7">systemd-shim</text:span><text:span text:style-name="T1">, which emulates the systemd functions that are required to run the helpers without actually using the </text:span><text:a xlink:type="simple" xlink:href="https://en.wikipedia.org/wiki/Init" text:style-name="Internet_20_link" text:visited-style-name="Visited_20_Internet_20_Link"><text:span text:style-name="T1">init</text:span></text:a><text:span text:style-name="T1"> service. This means that SvsVinit remains the default init yet MX Linux can use Debian packages that have systemd dependencies such as CUPS. This approach also allows the user to retain the ability to choose his/her preferred init. </text:span><text:span text:style-name="T15">A basic</text:span><text:span text:style-name="T10"> method of enabling systemd in MX Linux is provided in </text:span><text:a xlink:type="simple" xlink:href="https://mxlinux.org/wiki/system/systemd" text:style-name="Internet_20_link" text:visited-style-name="Visited_20_Internet_20_Link"><text:span text:style-name="T10">the MX/antiX Wiki</text:span></text:a><text:span text:style-name="T10">, </text:span><text:span text:style-name="T15">though no official support will be provided for users who choose to run MX Linux using systemd</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1:28.541614888</meta:creation-date>
    <dc:date>2017-11-18T13:20:20.167436155</dc:date>
    <meta:editing-duration>PT1H23M11S</meta:editing-duration>
    <meta:editing-cycles>20</meta:editing-cycles>
    <meta:generator>LibreOffice/5.4.2.2$Linux_X86_64 LibreOffice_project/22b09f6418e8c2d508a9eaf86b2399209b0990f4</meta:generator>
    <meta:document-statistic meta:table-count="0" meta:image-count="3" meta:object-count="0" meta:page-count="6" meta:paragraph-count="60" meta:word-count="1223" meta:character-count="7291" meta:non-whitespace-character-count="6090"/>
  </office:meta>
</office:document-meta>
</file>